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none" style:vertical-align="top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4"/>
        <table:table-row table:style-name="ro1">
          <table:table-cell table:style-name="Default" office:value-type="string" calcext:value-type="string">
            <text:p>idade_gestacional</text:p>
          </table:table-cell>
          <table:table-cell table:style-name="Default" office:value-type="string" calcext:value-type="string">
            <text:p>valor</text:p>
          </table:table-cell>
          <table:table-cell table:style-name="Default" office:value-type="string" calcext:value-type="string">
            <text:p>percenti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0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1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1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2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2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3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3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3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4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4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4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4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5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5.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5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5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5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6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6.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6.3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6.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6.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6.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6.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6.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7.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0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office:value-type="string" calcext:value-type="string">
            <text:p>1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1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office:value-type="string" calcext:value-type="string">
            <text:p>1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office:value-type="string" calcext:value-type="string">
            <text:p>2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office:value-type="string" calcext:value-type="string">
            <text:p>2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office:value-type="string" calcext:value-type="string">
            <text:p>2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3" office:value-type="string" calcext:value-type="string">
            <text:p>2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3" office:value-type="string" calcext:value-type="string">
            <text:p>3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3" office:value-type="string" calcext:value-type="string">
            <text:p>3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3" office:value-type="string" calcext:value-type="string">
            <text:p>3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3" office:value-type="string" calcext:value-type="string">
            <text:p>4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3" office:value-type="string" calcext:value-type="string">
            <text:p>4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3" office:value-type="string" calcext:value-type="string">
            <text:p>4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3" office:value-type="string" calcext:value-type="string">
            <text:p>4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3" office:value-type="string" calcext:value-type="string">
            <text:p>5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3" office:value-type="string" calcext:value-type="string">
            <text:p>5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3" office:value-type="string" calcext:value-type="string">
            <text:p>5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3" office:value-type="string" calcext:value-type="string">
            <text:p>5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3" office:value-type="string" calcext:value-type="string">
            <text:p>5.9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3" office:value-type="string" calcext:value-type="string">
            <text:p>6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3" office:value-type="string" calcext:value-type="string">
            <text:p>6.3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3" office:value-type="string" calcext:value-type="string">
            <text:p>6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3" office:value-type="string" calcext:value-type="string">
            <text:p>6.7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3" office:value-type="string" calcext:value-type="string">
            <text:p>6.8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3" office:value-type="string" calcext:value-type="string">
            <text:p>7.0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3" office:value-type="string" calcext:value-type="string">
            <text:p>7.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3" office:value-type="string" calcext:value-type="string">
            <text:p>7.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3" office:value-type="string" calcext:value-type="string">
            <text:p>7.4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3" office:value-type="string" calcext:value-type="string">
            <text:p>7.5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3" office:value-type="string" calcext:value-type="string">
            <text:p>7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1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2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2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2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3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3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3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3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4.1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4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4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5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5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5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5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6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6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6.4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6.6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6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7.2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7.3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7.5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7.7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7.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7.9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8.0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8.1</text:p>
          </table:table-cell>
          <table:table-cell office:value-type="float" office:value="95" calcext:value-type="float">
            <text:p>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0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0T11:33:39.807142377</meta:creation-date>
    <dc:date>2021-12-10T11:36:02.968041240</dc:date>
    <meta:editing-duration>PT2M23S</meta:editing-duration>
    <meta:editing-cycles>1</meta:editing-cycles>
    <meta:document-statistic meta:table-count="1" meta:cell-count="282" meta:object-count="0"/>
    <meta:generator>LibreOffice/6.4.7.2$Linux_X86_64 LibreOffice_project/40$Build-2</meta:generator>
  </office:meta>
</office:document-meta>
</file>